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635cm" fo:min-width="1.524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635cm" fo:min-width="1.524cm"/>
      <style:paragraph-properties style:writing-mode="lr-tb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0.128cm" fo:min-width="1.061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0.128cm" fo:min-width="0.4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cm"/>
      <style:paragraph-properties style:writing-mode="lr-tb"/>
    </style:style>
    <style:style style:name="gr10" style:family="graphic" style:parent-style-name="standard">
      <style:graphic-properties svg:stroke-color="#000000" draw:marker-end="Symmetric_20_Arrow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96cm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32cm" fo:min-width="0.2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034cm" fo:min-width="0.275cm"/>
      <style:paragraph-properties style:writing-mode="lr-tb"/>
    </style:style>
    <style:style style:name="gr15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0.44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 style:writing-mode="lr-tb"/>
      <style:text-properties fo:font-size="6pt" style:font-size-asian="6pt" style:font-size-complex="6pt"/>
    </style:style>
    <style:style style:name="P3" style:family="paragraph">
      <loext:graphic-properties draw:fill-color="#eeeeee"/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/>
    </style:style>
    <style:style style:name="P6" style:family="paragraph">
      <loext:graphic-properties draw:fill="none" draw:fill-color="#ffffff"/>
      <style:paragraph-properties style:writing-mode="lr-tb"/>
      <style:text-properties fo:font-size="6pt" fo:font-weight="bold" style:font-size-asian="6pt" style:font-size-complex="6pt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9" style:family="paragraph">
      <style:paragraph-properties fo:text-align="center"/>
    </style:style>
    <style:style style:name="P10" style:family="paragraph">
      <style:text-properties fo:font-size="8pt" fo:font-weight="bold"/>
    </style:style>
    <style:style style:name="P11" style:family="paragraph">
      <loext:graphic-properties draw:fill="none" draw:fill-color="#ffffff"/>
      <style:paragraph-properties style:writing-mode="lr-tb"/>
      <style:text-properties fo:font-size="8pt" fo:font-weight="bold" style:font-size-asian="6pt" style:font-size-complex="6pt"/>
    </style:style>
    <style:style style:name="P12" style:family="paragraph">
      <style:text-properties fo:font-size="6pt" style:font-size-asian="6pt" style:font-size-complex="6pt"/>
    </style:style>
    <style:style style:name="P13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.524cm" svg:height="0.635cm" svg:x="2.135cm" svg:y="1.1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2.035cm" svg:y="1.2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1.935cm" svg:y="1.3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1.835cm" svg:y="1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0.635cm" svg:x="1.735cm" svg:y="1.589cm">
          <text:p text:style-name="P2"><text:span text:style-name="T1">S</text:span><text:span text:style-name="T1">p</text:span><text:span text:style-name="T1">e</text:span><text:span text:style-name="T1">c</text:span><text:span text:style-name="T1">t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049cm" svg:y1="1.097cm" svg:x2="1.639cm" svg:y2="1.507cm">
          <text:p/>
        </draw:line>
        <draw:line draw:style-name="gr3" draw:text-style-name="P4" draw:layer="layout" svg:x1="1.735cm" svg:y1="1.589cm" svg:x2="1.589cm" svg:y2="1.443cm">
          <text:p/>
        </draw:line>
        <draw:line draw:style-name="gr3" draw:text-style-name="P4" draw:layer="layout" svg:x1="2.135cm" svg:y1="1.189cm" svg:x2="1.989cm" svg:y2="1.043cm">
          <text:p/>
        </draw:line>
        <draw:frame draw:style-name="gr4" draw:text-style-name="P6" draw:layer="layout" svg:width="0.127cm" svg:height="0.239cm" svg:x="1.711cm" svg:y="1.038cm">
          <draw:text-box>
            <text:p text:style-name="P5"><text:span text:style-name="T1">s</text:span></text:p>
          </draw:text-box>
        </draw:frame>
        <draw:line draw:style-name="gr3" draw:text-style-name="P4" draw:layer="layout" svg:x1="1.729cm" svg:y1="1.588cm" svg:x2="1.475cm" svg:y2="1.588cm">
          <text:p/>
        </draw:line>
        <draw:line draw:style-name="gr3" draw:text-style-name="P4" draw:layer="layout" svg:x1="1.729cm" svg:y1="2.221cm" svg:x2="1.475cm" svg:y2="2.221cm">
          <text:p/>
        </draw:line>
        <draw:line draw:style-name="gr3" draw:text-style-name="P4" draw:layer="layout" svg:x1="1.735cm" svg:y1="2.228cm" svg:x2="1.735cm" svg:y2="2.482cm">
          <text:p/>
        </draw:line>
        <draw:line draw:style-name="gr3" draw:text-style-name="P4" draw:layer="layout" svg:x1="3.259cm" svg:y1="2.228cm" svg:x2="3.259cm" svg:y2="2.482cm">
          <text:p/>
        </draw:line>
        <draw:line draw:style-name="gr3" draw:text-style-name="P4" draw:layer="layout" svg:x1="1.681cm" svg:y1="2.376cm" svg:x2="3.332cm" svg:y2="2.376cm">
          <text:p/>
        </draw:line>
        <draw:line draw:style-name="gr3" draw:text-style-name="P4" draw:layer="layout" svg:x1="1.59cm" svg:y1="1.553cm" svg:x2="1.59cm" svg:y2="2.253cm">
          <text:p/>
        </draw:line>
        <draw:frame draw:style-name="gr4" draw:text-style-name="P6" draw:layer="layout" svg:width="0.127cm" svg:height="0.239cm" svg:x="1.412cm" svg:y="1.783cm">
          <draw:text-box>
            <text:p text:style-name="P5"><text:span text:style-name="T1">f</text:span></text:p>
          </draw:text-box>
        </draw:frame>
        <draw:frame draw:style-name="gr4" draw:text-style-name="P6" draw:layer="layout" svg:width="0.127cm" svg:height="0.239cm" svg:x="2.413cm" svg:y="2.44cm">
          <draw:text-box>
            <text:p text:style-name="P5"><text:span text:style-name="T1">t</text:span></text:p>
          </draw:text-box>
        </draw:frame>
        <draw:custom-shape draw:style-name="gr1" draw:text-style-name="P1" draw:layer="layout" svg:width="1.524cm" svg:height="0.635cm" svg:x="5.536cm" svg:y="1.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436cm" svg:y="1.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336cm" svg:y="1.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236cm" svg:y="1.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0.635cm" svg:x="5.136cm" svg:y="1.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212cm" svg:height="0.254cm" svg:x="3.802cm" svg:y="1.688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524cm" svg:height="0.635cm" svg:x="8.236cm" svg:y="1.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136cm" svg:y="1.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036cm" svg:y="1.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7.936cm" svg:y="1.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0.635cm" svg:x="7.836cm" svg:y="1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254cm" svg:x="7.206cm" svg:y="1.6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2.191cm" svg:height="0.239cm" svg:x="5.029cm" svg:y="0.708cm">
          <draw:text-box>
            <text:p><text:span text:style-name="T1">3 x 3 </text:span><text:span text:style-name="T1">Conv2D </text:span><text:span text:style-name="T1">(</text:span><text:span text:style-name="T2">a</text:span><text:span text:style-name="T1">), ReLu</text:span></text:p>
          </draw:text-box>
        </draw:frame>
        <draw:frame draw:style-name="gr8" draw:text-style-name="P8" draw:layer="layout" svg:width="1.717cm" svg:height="0.239cm" svg:x="7.932cm" svg:y="0.709cm">
          <draw:text-box>
            <text:p><text:span text:style-name="T1">BatchNormaliz</text:span><text:span text:style-name="T1">ation</text:span></text:p>
          </draw:text-box>
        </draw:frame>
        <draw:custom-shape draw:style-name="gr2" draw:text-style-name="P3" xml:id="id1" draw:id="id1" draw:layer="layout" svg:width="1.524cm" svg:height="0.635cm" svg:x="10.636cm" svg:y="1.5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254cm" svg:x="10.007cm" svg:y="1.6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draw:layer="layout" svg:width="2cm" svg:height="0.239cm" svg:x="10.532cm" svg:y="0.71cm">
          <draw:text-box>
            <text:p><text:span text:style-name="T1">2 x 2 MaxPool, </text:span><text:span text:style-name="T1">stride 2</text:span></text:p>
          </draw:text-box>
        </draw:frame>
        <draw:custom-shape draw:style-name="gr1" draw:text-style-name="P1" draw:layer="layout" svg:width="1.524cm" svg:height="0.635cm" svg:x="5.537cm" svg:y="2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437cm" svg:y="3.0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337cm" svg:y="3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237cm" svg:y="3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524cm" svg:height="0.635cm" svg:x="5.137cm" svg:y="3.3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237cm" svg:y="2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137cm" svg:y="3.0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037cm" svg:y="3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7.937cm" svg:y="3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0.635cm" svg:x="7.837cm" svg:y="3.3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254cm" svg:x="7.207cm" svg:y="3.4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2.191cm" svg:height="0.239cm" svg:x="5.03cm" svg:y="2.509cm">
          <draw:text-box>
            <text:p><text:span text:style-name="T1">3 x 3 Conv2D (</text:span><text:span text:style-name="T2">b</text:span><text:span text:style-name="T1">), </text:span><text:span text:style-name="T1">ReLu</text:span></text:p>
          </draw:text-box>
        </draw:frame>
        <draw:frame draw:style-name="gr8" draw:text-style-name="P8" draw:layer="layout" svg:width="1.717cm" svg:height="0.239cm" svg:x="7.933cm" svg:y="2.51cm">
          <draw:text-box>
            <text:p><text:span text:style-name="T1">BatchNormalization</text:span></text:p>
          </draw:text-box>
        </draw:frame>
        <draw:custom-shape draw:style-name="gr2" draw:text-style-name="P3" xml:id="id3" draw:id="id3" draw:layer="layout" svg:width="1.524cm" svg:height="0.635cm" svg:x="10.637cm" svg:y="3.3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254cm" svg:x="10.008cm" svg:y="3.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draw:layer="layout" svg:width="2cm" svg:height="0.239cm" svg:x="10.533cm" svg:y="2.511cm">
          <draw:text-box>
            <text:p><text:span text:style-name="T1">2</text:span><text:span text:style-name="T1"> </text:span><text:span text:style-name="T1">x</text:span><text:span text:style-name="T1"> </text:span><text:span text:style-name="T1">2</text:span><text:span text:style-name="T1"> </text:span><text:span text:style-name="T1">M</text:span><text:span text:style-name="T1">a</text:span><text:span text:style-name="T1">x</text:span><text:span text:style-name="T1">P</text:span><text:span text:style-name="T1">o</text:span><text:span text:style-name="T1">o</text:span><text:span text:style-name="T1">l</text:span><text:span text:style-name="T1">,</text:span><text:span text:style-name="T1"> </text:span><text:span text:style-name="T1">s</text:span><text:span text:style-name="T1">t</text:span><text:span text:style-name="T1">r</text:span><text:span text:style-name="T1">i</text:span><text:span text:style-name="T1">d</text:span><text:span text:style-name="T1">e</text:span><text:span text:style-name="T1"> </text:span><text:span text:style-name="T1">2</text:span></text:p>
          </draw:text-box>
        </draw:frame>
        <draw:connector draw:style-name="gr10" draw:text-style-name="P9" draw:layer="layout" draw:line-skew="-0.433cm" svg:x1="11.398cm" svg:y1="2.14cm" svg:x2="5.137cm" svg:y2="3.708cm" draw:start-shape="id1" draw:start-glue-point="2" draw:end-shape="id2" draw:end-glue-point="3" svg:d="M11398 2140v192h-6762v1376h501" svg:viewBox="0 0 6763 1569">
          <text:p/>
        </draw:connector>
        <draw:custom-shape draw:style-name="gr1" draw:text-style-name="P1" draw:layer="layout" svg:width="1.524cm" svg:height="0.635cm" svg:x="5.537cm" svg:y="4.7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437cm" svg:y="4.8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337cm" svg:y="4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237cm" svg:y="5.0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.524cm" svg:height="0.635cm" svg:x="5.137cm" svg:y="5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237cm" svg:y="4.7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137cm" svg:y="4.8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037cm" svg:y="4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7.937cm" svg:y="5.0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0.635cm" svg:x="7.837cm" svg:y="5.1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254cm" svg:x="7.207cm" svg:y="5.2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8" draw:layer="layout" svg:width="2.296cm" svg:height="0.239cm" svg:x="5.03cm" svg:y="4.309cm">
          <draw:text-box>
            <text:p><text:span text:style-name="T1">3</text:span><text:span text:style-name="T1"> </text:span><text:span text:style-name="T1">x</text:span><text:span text:style-name="T1"> </text:span><text:span text:style-name="T1">3</text:span><text:span text:style-name="T1"> </text:span><text:span text:style-name="T1">C</text:span><text:span text:style-name="T1">o</text:span><text:span text:style-name="T1">n</text:span><text:span text:style-name="T1">v</text:span><text:span text:style-name="T1">2</text:span><text:span text:style-name="T1">D</text:span><text:span text:style-name="T1"> </text:span><text:span text:style-name="T1">(</text:span><text:span text:style-name="T2">c</text:span><text:span text:style-name="T1">)</text:span><text:span text:style-name="T1">,</text:span><text:span text:style-name="T1"> </text:span><text:span text:style-name="T1">R</text:span><text:span text:style-name="T1">e</text:span><text:span text:style-name="T1">L</text:span><text:span text:style-name="T1">u</text:span></text:p>
          </draw:text-box>
        </draw:frame>
        <draw:frame draw:style-name="gr8" draw:text-style-name="P8" draw:layer="layout" svg:width="1.717cm" svg:height="0.239cm" svg:x="7.933cm" svg:y="4.31cm">
          <draw:text-box>
            <text:p><text:span text:style-name="T1">B</text:span><text:span text:style-name="T1">a</text:span><text:span text:style-name="T1">t</text:span><text:span text:style-name="T1">c</text:span><text:span text:style-name="T1">h</text:span><text:span text:style-name="T1">N</text:span><text:span text:style-name="T1">o</text:span><text:span text:style-name="T1">r</text:span><text:span text:style-name="T1">m</text:span><text:span text:style-name="T1">a</text:span><text:span text:style-name="T1">l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style-name="gr2" draw:text-style-name="P3" xml:id="id5" draw:id="id5" draw:layer="layout" svg:width="1.524cm" svg:height="0.635cm" svg:x="10.637cm" svg:y="5.1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254cm" svg:x="10.008cm" svg:y="5.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draw:layer="layout" svg:width="2cm" svg:height="0.239cm" svg:x="10.533cm" svg:y="4.311cm">
          <draw:text-box>
            <text:p><text:span text:style-name="T1">2 x 2 </text:span><text:span text:style-name="T1">MaxPool, </text:span><text:span text:style-name="T1">stride 2</text:span></text:p>
          </draw:text-box>
        </draw:frame>
        <draw:connector draw:style-name="gr10" draw:text-style-name="P9" draw:layer="layout" draw:line-skew="-0.455cm" svg:x1="11.399cm" svg:y1="3.941cm" svg:x2="5.137cm" svg:y2="5.508cm" draw:start-shape="id3" draw:start-glue-point="2" draw:end-shape="id4" draw:end-glue-point="3" svg:d="M11399 3941v169h-6763v1398h501" svg:viewBox="0 0 6764 1568">
          <text:p/>
        </draw:connector>
        <draw:custom-shape draw:style-name="gr12" draw:text-style-name="P3" xml:id="id6" draw:id="id6" draw:layer="layout" svg:width="0.275cm" svg:height="2.732cm" svg:x="13.882cm" svg:y="2.267cm">
          <text:p/>
          <draw:enhanced-geometry svg:viewBox="0 0 21600 21600" draw:type="rectangle" draw:enhanced-path="M 0 0 L 21600 0 21600 21600 0 21600 0 0 Z N"/>
        </draw:custom-shape>
        <draw:connector draw:style-name="gr10" draw:text-style-name="P9" draw:layer="layout" draw:line-skew="-0.329cm" svg:x1="12.161cm" svg:y1="5.423cm" svg:x2="13.882cm" svg:y2="3.633cm" draw:start-shape="id5" draw:start-glue-point="1" draw:end-shape="id6" draw:end-glue-point="3" svg:d="M12161 5423h531v-1790h1190" svg:viewBox="0 0 1722 1791">
          <text:p/>
        </draw:connector>
        <draw:frame draw:style-name="gr13" draw:text-style-name="P8" draw:layer="layout" svg:width="0.679cm" svg:height="0.477cm" svg:x="13.732cm" svg:y="1.811cm">
          <draw:text-box>
            <text:p><text:span text:style-name="T1">Fla</text:span><text:span text:style-name="T1">tte</text:span><text:span text:style-name="T1">n</text:span></text:p>
          </draw:text-box>
        </draw:frame>
        <draw:custom-shape draw:style-name="gr12" draw:text-style-name="P3" xml:id="id7" draw:id="id7" draw:layer="layout" svg:width="0.275cm" svg:height="2.732cm" svg:x="15.083cm" svg:y="2.267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75cm" svg:height="0.477cm" svg:x="14.933cm" svg:y="1.712cm">
          <draw:text-box>
            <text:p><text:span text:style-name="T1">Dense (</text:span><text:span text:style-name="T2">d</text:span><text:span text:style-name="T1">)</text:span></text:p>
            <text:p><text:span text:style-name="T1">ReLu</text:span></text:p>
          </draw:text-box>
        </draw:frame>
        <draw:custom-shape draw:style-name="gr14" draw:text-style-name="P3" xml:id="id8" draw:id="id8" draw:layer="layout" svg:width="0.275cm" svg:height="2.034cm" svg:x="16.189cm" svg:y="2.616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75cm" svg:height="0.477cm" svg:x="16.13cm" svg:y="1.713cm">
          <draw:text-box>
            <text:p><text:span text:style-name="T1">Dense (2)</text:span></text:p>
            <text:p><text:span text:style-name="T1">Sigmoid</text:span></text:p>
          </draw:text-box>
        </draw:frame>
        <draw:connector draw:style-name="gr10" draw:text-style-name="P9" draw:layer="layout" svg:x1="14.157cm" svg:y1="3.633cm" svg:x2="15.083cm" svg:y2="3.633cm" draw:start-shape="id6" draw:start-glue-point="1" draw:end-shape="id7" draw:end-glue-point="3" svg:d="M14157 3633h926" svg:viewBox="0 0 927 1">
          <text:p/>
        </draw:connector>
        <draw:connector draw:style-name="gr10" draw:text-style-name="P9" draw:layer="layout" svg:x1="15.358cm" svg:y1="3.633cm" svg:x2="16.189cm" svg:y2="3.633cm" draw:start-shape="id7" draw:start-glue-point="1" draw:end-shape="id8" draw:end-glue-point="3" svg:d="M15358 3633h831" svg:viewBox="0 0 832 1">
          <text:p/>
        </draw:connector>
        <draw:line draw:style-name="gr15" draw:text-style-name="P4" draw:layer="layout" svg:x1="13.073cm" svg:y1="0.127cm" svg:x2="13.073cm" svg:y2="5.969cm">
          <text:p/>
        </draw:line>
        <draw:line draw:style-name="gr15" draw:text-style-name="P4" draw:layer="layout" svg:x1="4.173cm" svg:y1="0.127cm" svg:x2="4.173cm" svg:y2="5.969cm">
          <text:p/>
        </draw:line>
        <draw:frame draw:style-name="gr7" draw:text-style-name="P11" draw:layer="layout" svg:width="2.191cm" svg:height="0.314cm" svg:x="1.232cm" svg:y="0.209cm">
          <draw:text-box>
            <text:p text:style-name="P10"><text:span text:style-name="T3">a) </text:span><text:span text:style-name="T3">Input </text:span><text:span text:style-name="T3">pattern</text:span><text:span text:style-name="T3">s</text:span></text:p>
          </draw:text-box>
        </draw:frame>
        <draw:frame draw:style-name="gr7" draw:text-style-name="P11" draw:layer="layout" svg:width="2.58cm" svg:height="0.314cm" svg:x="7.433cm" svg:y="0.21cm">
          <draw:text-box>
            <text:p text:style-name="P10"><text:span text:style-name="T3">b) </text:span><text:span text:style-name="T3">Featu</text:span><text:span text:style-name="T3">re </text:span><text:span text:style-name="T3">extrac</text:span><text:span text:style-name="T3">tion</text:span></text:p>
          </draw:text-box>
        </draw:frame>
        <draw:frame draw:style-name="gr7" draw:text-style-name="P11" draw:layer="layout" svg:width="2.703cm" svg:height="0.314cm" svg:x="14.434cm" svg:y="0.211cm">
          <draw:text-box>
            <text:p text:style-name="P10"><text:span text:style-name="T3">c) </text:span><text:span text:style-name="T3">Regression </text:span><text:span text:style-name="T3">function</text:span></text:p>
          </draw:text-box>
        </draw:frame>
        <draw:frame draw:style-name="gr8" draw:text-style-name="P8" draw:layer="layout" svg:width="1.729cm" svg:height="0.239cm" svg:x="1.616cm" svg:y="2.672cm">
          <draw:text-box>
            <text:p><text:span text:style-name="T1">Temporal </text:span><text:span text:style-name="T1">resolution</text:span></text:p>
          </draw:text-box>
        </draw:frame>
        <draw:frame draw:style-name="gr16" draw:text-style-name="P8" draw:layer="layout" svg:width="1.022cm" svg:height="0.762cm" svg:x="0.2cm" svg:y="1.67cm">
          <draw:text-box>
            <text:p><text:span text:style-name="T1">Frequency</text:span></text:p>
            <text:p><text:span text:style-name="T1">components</text:span></text:p>
          </draw:text-box>
        </draw:frame>
        <draw:frame draw:style-name="gr8" draw:text-style-name="P8" draw:layer="layout" svg:width="1.717cm" svg:height="0.239cm" svg:x="0.227cm" svg:y="0.85cm">
          <draw:text-box>
            <text:p><text:span text:style-name="T1">Sensor channels</text:span></text:p>
          </draw:text-box>
        </draw:frame>
        <draw:connector draw:style-name="gr10" draw:text-style-name="P9" draw:layer="layout" svg:x1="16.464cm" svg:y1="3.633cm" svg:x2="17.067cm" svg:y2="3.634cm" draw:start-shape="id8" draw:start-glue-point="1" svg:d="M16464 3633h552v1h51" svg:viewBox="0 0 604 2">
          <text:p/>
        </draw:connector>
        <draw:frame draw:style-name="gr17" draw:text-style-name="P13" draw:layer="layout" svg:width="0.468cm" svg:height="0.239cm" svg:x="17.185cm" svg:y="3.496cm">
          <draw:text-box>
            <text:p text:style-name="P12">(x, y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6T13:55:51.179837889</dc:date>
    <meta:editing-duration>PT7H47M51S</meta:editing-duration>
    <meta:editing-cycles>74</meta:editing-cycles>
    <meta:document-statistic meta:object-count="87"/>
  </office:meta>
</office:document-meta>
</file>